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tup For Reactjs:</text:p>
      <text:p text:style-name="Standard">1.We need to install nodejs latest version above 16</text:p>
      <text:p text:style-name="Standard">2.We need to install reactjs - npx create-react-app project-name</text:p>
      <text:p text:style-name="Standard">3.To run the project - npm start</text:p>
      <text:p text:style-name="Standard">=================================</text:p>
      <text:p text:style-name="Standard">Main Files:</text:p>
      <text:p text:style-name="Standard">1.HTML - Inside the public folder index.html </text:p>
      <text:p text:style-name="Standard">2.Index.js - start phase of js file </text:p>
      <text:p text:style-name="Standard">3.App.js - main source code file </text:p>
      <text:p text:style-name="Standard">4.package.json - configuration file </text:p>
      <text:p text:style-name="Standard">5.node_modules - all packages are installed here. It can be downloaded at any time from network: npm install </text:p>
      <text:p text:style-name="Standard">=======================================================</text:p>
      <text:p text:style-name="Standard">Inside the index.js file </text:p>
      <text:p text:style-name="Standard">1.first file that is used to render the react application to html </text:p>
      <text:p text:style-name="Standard">2.using the package ReactDOM.createRoot()</text:p>
      <text:p text:style-name="Standard">=================================================</text:p>
      <text:p text:style-name="Standard">App.js </text:p>
      <text:p text:style-name="Standard">1.For latest version functional component is written </text:p>
      <text:p text:style-name="Standard">Example:</text:p>
      <text:p text:style-name="Standard">function App(){</text:p>
      <text:p text:style-name="Standard"><text:tab/> <text:s/>return (&lt;div&gt;Hello &lt;/div&gt;);</text:p>
      <text:p text:style-name="Standard">}</text:p>
      <text:p text:style-name="Standard">export default App;</text:p>
      <text:p text:style-name="Standard">2.every function inside the react component will return jsx(javascript xml).</text:p>
      <text:p text:style-name="Standard">3.Inside the jsx we are returning the html code from virtual dom to real dom.</text:p>
      <text:p text:style-name="Standard">4.Jsx Rules:</text:p>
      <text:p text:style-name="Standard"><text:s text:c="6"/>1.All html tags is to be closed.</text:p>
      <text:p text:style-name="Standard"><text:s text:c="6"/>2.CSS class should be rename to className.</text:p>
      <text:p text:style-name="Standard"><text:s text:c="6"/>3.Always it should wrapped one element example div,&lt;&gt;&lt;/&gt;</text:p>
      <text:p text:style-name="Standard">================================================</text:p>
      <text:p text:style-name="Standard">State and Props in functional component:</text:p>
      <text:p text:style-name="Standard">State:</text:p>
      <text:p text:style-name="Standard">1.Any data if you have dynamic value we need to store in state.otherwise react will not re-render for static data.</text:p>
      <text:p text:style-name="Standard">2.For dynamic value we need to store in state.</text:p>
      <text:p text:style-name="Standard">3.Whenever changes happen in dynamic value. React will rerender again.</text:p>
      <text:p text:style-name="Standard">4.To use state in functional component we need to use hooks.</text:p>
      <text:p text:style-name="Standard">Example:</text:p>
      <text:p text:style-name="Standard">const [getList,setList]=useState('');</text:p>
      <text:p text:style-name="Standard">5.you can declare state with some initialize value but it is not mandatory.</text:p>
      <text:p text:style-name="Standard">6.state will return two values.</text:p>
      <text:p text:style-name="Standard"><text:s text:c="10"/>1.Updated/latest <text:s/>state value </text:p>
      <text:p text:style-name="Standard"><text:s text:c="10"/>2.Setting/updated the current state value</text:p>
      <text:p text:style-name="Standard">7.Whenever updates happen in state the entire variable will be overwritten.</text:p>
      <text:p text:style-name="Standard">8.always use spread parameter while updating the array or object. because react component will think same address there is no to rerender state.</text:p>
      <text:p text:style-name="Standard">&lt;!-- &lt;script&gt;</text:p>
      <text:p text:style-name="Standard"><text:s text:c="4"/>//spread</text:p>
      <text:p text:style-name="Standard"><text:s text:c="4"/>let listOne=[1,2];</text:p>
      <text:p text:style-name="Standard"><text:soft-page-break/><text:s text:c="4"/>let listTwo=listOne;</text:p>
      <text:p text:style-name="Standard"><text:s text:c="4"/>console.log(listOne,listTwo);</text:p>
      <text:p text:style-name="Standard"><text:s text:c="4"/>listTwo.push(5);</text:p>
      <text:p text:style-name="Standard"><text:s text:c="4"/>console.log(listOne,listTwo);</text:p>
      <text:p text:style-name="Standard">&lt;/script&gt; --&gt;</text:p>
      <text:p text:style-name="Standard"/>
      <text:p text:style-name="Standard">&lt;script&gt;</text:p>
      <text:p text:style-name="Standard"><text:s text:c="4"/>//spread</text:p>
      <text:p text:style-name="Standard"><text:s text:c="4"/>let listOne=[1,2];</text:p>
      <text:p text:style-name="Standard"><text:s text:c="4"/>let listTwo=[...listOne];</text:p>
      <text:p text:style-name="Standard"><text:s text:c="4"/>console.log(listOne,listTwo);</text:p>
      <text:p text:style-name="Standard"><text:s text:c="4"/>listTwo.push(5);</text:p>
      <text:p text:style-name="Standard"><text:s text:c="4"/>console.log(listOne,listTwo);</text:p>
      <text:p text:style-name="Standard">&lt;/script&gt;</text:p>
      <text:p text:style-name="Standard"/>
      <text:p text:style-name="Standard">Props:</text:p>
      <text:p text:style-name="Standard">9.Props is nothing but an argument to pass value from parent component to child component.</text:p>
      <text:p text:style-name="Standard">10.It is single object argument inside this you will have multiple properties.</text:p>
      <text:p text:style-name="Standard">11.you can pass any datatype from parent to child component.</text:p>
      <text:p text:style-name="Standard">Example:</text:p>
      <text:p text:style-name="Standard">Function App{</text:p>
      <text:p text:style-name="Standard"><text:tab/></text:p>
      <text:p text:style-name="Standard"><text:tab/>return(</text:p>
      <text:p text:style-name="Standard"><text:s text:c="5"/>&lt;Child fullName="akash" age="44"&gt;</text:p>
      <text:p text:style-name="Standard"><text:tab/>)</text:p>
      <text:p text:style-name="Standard">}</text:p>
      <text:p text:style-name="Standard">export default App;</text:p>
      <text:p text:style-name="Standard"/>
      <text:p text:style-name="Standard">Function Child(props){</text:p>
      <text:p text:style-name="Standard"><text:tab/> return (&lt;div&gt;{props.fullName} {props.age}&lt;/div&gt;)</text:p>
      <text:p text:style-name="Standard">}</text:p>
      <text:p text:style-name="Standard">============================================</text:p>
      <text:p text:style-name="Standard">Handling Form in Functional component:</text:p>
      <text:p text:style-name="Standard">1.Always use state to handle the form values and error</text:p>
      <text:p text:style-name="Standard">2.Always use object inside the state.</text:p>
      <text:p text:style-name="Standard">3.Declare two methods one is for updating the value and final submission</text:p>
      <text:p text:style-name="Standard">4.During update please use spread parameter to copy existing property of object.</text:p>
      <text:p text:style-name="Standard">5.During final submission we need to use preventDefault method to avoid further course of action.</text:p>
      <text:p text:style-name="Standard">6.Declare separate state variable for handling error.</text:p>
      <text:p text:style-name="Standard">7.use Regex pattern to handle errors inside the form and display proper error message.</text:p>
      <text:p text:style-name="Standard">Example:</text:p>
      <text:p text:style-name="Standard">Step1:</text:p>
      <text:p text:style-name="Standard"><text:s text:c="2"/>const [getList,setList]= useState({</text:p>
      <text:p text:style-name="Standard"><text:s text:c="8"/>mobile:'no mobile',</text:p>
      <text:p text:style-name="Standard"><text:s text:c="8"/>price:2000,</text:p>
      <text:p text:style-name="Standard"><text:s text:c="8"/>discount:2000</text:p>
      <text:p text:style-name="Standard"><text:s text:c="5"/>});</text:p>
      <text:p text:style-name="Standard">step2:</text:p>
      <text:p text:style-name="Standard"><text:s text:c="7"/>const onChangeHandler=(event)=&gt;{</text:p>
      <text:p text:style-name="Standard"><text:s text:c="9"/>setList({...getList,[event.target.name]:event.target.value});</text:p>
      <text:p text:style-name="Standard"><text:soft-page-break/><text:s text:c="7"/>}</text:p>
      <text:p text:style-name="Standard">step3:</text:p>
      <text:p text:style-name="Standard"><text:s text:c="2"/>const onSubmitHandler=(event)=&gt;{</text:p>
      <text:p text:style-name="Standard"><text:s text:c="9"/>event.preventDefault();</text:p>
      <text:p text:style-name="Standard"><text:s text:c="7"/>}</text:p>
      <text:p text:style-name="Standard"/>
      <text:p text:style-name="Standard">step4:</text:p>
      <text:p text:style-name="Standard"><text:s text:c="3"/>return(&lt;form&gt;</text:p>
      <text:p text:style-name="Standard"><text:s text:c="5"/>Enter Price Details:&lt;input type="text" name="price" onChange={onChangeHandler} id="price"/&gt;</text:p>
      <text:p text:style-name="Standard"><text:s text:c="7"/>&lt;button onClick={onSubmitHandler}&gt;Submit&lt;/button&gt;</text:p>
      <text:p text:style-name="Standard"><text:s text:c="3"/>&lt;/form&gt;</text:p>
      <text:p text:style-name="Standard"><text:s/>//inside the form input tag. name and onChange method is important.</text:p>
      <text:p text:style-name="Standard">=============================================</text:p>
      <text:p text:style-name="Standard">Handling Form Validation in functional component:</text:p>
      <text:p text:style-name="Standard">Step1:</text:p>
      <text:p text:style-name="Standard"><text:s text:c="3"/>const [getFormValidation,setFormValidation]=useState({</text:p>
      <text:p text:style-name="Standard"><text:s text:c="4"/>firstName:false</text:p>
      <text:p text:style-name="Standard"><text:s text:c="3"/>});</text:p>
      <text:p text:style-name="Standard"/>
      <text:p text:style-name="Standard">Step2:</text:p>
      <text:p text:style-name="Standard">export const alphaNumericValidation = (input) =&gt; {</text:p>
      <text:p text:style-name="Standard"><text:s text:c="4"/>let result = /^[a-zA-Z0-9]{3,16}$/.test(input);</text:p>
      <text:p text:style-name="Standard"><text:s text:c="4"/>if (result) {</text:p>
      <text:p text:style-name="Standard"><text:s text:c="8"/>return false;</text:p>
      <text:p text:style-name="Standard"><text:s text:c="4"/>}</text:p>
      <text:p text:style-name="Standard"><text:s text:c="4"/>return true;</text:p>
      <text:p text:style-name="Standard">}</text:p>
      <text:p text:style-name="Standard"/>
      <text:p text:style-name="Standard">step3:</text:p>
      <text:p text:style-name="Standard"><text:s text:c="3"/>const formValidationCheck=()=&gt;{</text:p>
      <text:p text:style-name="Standard"><text:s text:c="4"/>setFormValidation({</text:p>
      <text:p text:style-name="Standard"><text:s text:c="8"/>firstName:alphaNumericValidation(getForm.firstName)</text:p>
      <text:p text:style-name="Standard"><text:s text:c="4"/>}); <text:s text:c="2"/></text:p>
      <text:p text:style-name="Standard"><text:s text:c="3"/>}</text:p>
      <text:p text:style-name="Standard"/>
      <text:p text:style-name="Standard">step4:</text:p>
      <text:p text:style-name="Standard"><text:s text:c="3"/>{getGlobal &amp;&amp; getFormValidation.firstName &amp;&amp; &lt;div className="danger"&gt;First Name must be alphanumeric and contain 3 - 16 characters&lt;/div&gt;} </text:p>
      <text:p text:style-name="Standard"/>
      <text:p text:style-name="Standard">==============================================================</text:p>
      <text:p text:style-name="Standard">Displaying image,icon,video:</text:p>
      <text:p text:style-name="Standard">1.While displaying image/icon/video we need to import dynamically the path of this file using import statement.</text:p>
      <text:p text:style-name="Standard">2.All external files like image/icon/video create one assets folder inside the src folder.</text:p>
      <text:p text:style-name="Standard">3.Don't give the file path directly inside the react application it will through the error.</text:p>
      <text:p text:style-name="Standard">Example:</text:p>
      <text:p text:style-name="Standard">import image <text:s/>from '../image';</text:p>
      <text:p text:style-name="Standard">const ImageList = ()=&gt;{</text:p>
      <text:p text:style-name="Standard"><text:s text:c="3"/>return (&lt;div&gt;</text:p>
      <text:p text:style-name="Standard"><text:soft-page-break/><text:s text:c="4"/>&lt;img src={image}/&gt;</text:p>
      <text:p text:style-name="Standard"><text:s text:c="3"/>&lt;/div&gt;)</text:p>
      <text:p text:style-name="Standard">}</text:p>
      <text:p text:style-name="Standard">export default ImageList;</text:p>
      <text:p text:style-name="Standard">====================================================================</text:p>
      <text:p text:style-name="Standard">Class Components Overall:</text:p>
      <text:p text:style-name="Standard"/>
      <text:p text:style-name="Standard"/>
      <text:p text:style-name="Standard">Inside the react application. How to write the class component:</text:p>
      <text:p text:style-name="Standard">Example:</text:p>
      <text:p text:style-name="Standard">class App extends Component{</text:p>
      <text:p text:style-name="Standard"><text:tab/>render(){</text:p>
      <text:p text:style-name="Standard"><text:tab/> <text:s text:c="3"/>return (&lt;div&gt;Hello world&lt;/div&gt;)</text:p>
      <text:p text:style-name="Standard"><text:tab/>}</text:p>
      <text:p text:style-name="Standard">}</text:p>
      <text:p text:style-name="Standard">or </text:p>
      <text:p text:style-name="Standard">import React from 'react';</text:p>
      <text:p text:style-name="Standard">class App extends React.Component{ </text:p>
      <text:p text:style-name="Standard"><text:tab/> <text:s text:c="2"/>render(){</text:p>
      <text:p text:style-name="Standard"><text:tab/> <text:s text:c="7"/>return (&lt;div&gt;Hello world&lt;/div&gt;)</text:p>
      <text:p text:style-name="Standard"><text:tab/> <text:s text:c="2"/>}</text:p>
      <text:p text:style-name="Standard">}</text:p>
      <text:p text:style-name="Standard"/>
      <text:p text:style-name="Standard">1.render is a lifecyle method use to return jsx.</text:p>
      <text:p text:style-name="Standard">2.It is mandatory method other class component will not return anything to the UI.</text:p>
      <text:p text:style-name="Standard">==============================================================</text:p>
      <text:p text:style-name="Standard">States in Class Components :</text:p>
      <text:p text:style-name="Standard">1.To use state inside the class component we need to use state variable inside the constructor</text:p>
      <text:p text:style-name="Standard">2.Inside the constructor we need to initialize the state variable with some dummy values.</text:p>
      <text:p text:style-name="Standard">3.you can have only one state variable inside the class component</text:p>
      <text:p text:style-name="Standard">4.State variable should be an object.</text:p>
      <text:p text:style-name="Standard">5.Inside the object you can have any datatypes.</text:p>
      <text:p text:style-name="Standard">6.Any variable declaration inside the class component you need to have this keyword.</text:p>
      <text:p text:style-name="Standard">Example:</text:p>
      <text:p text:style-name="Standard">import { Component } from ‘react’;</text:p>
      <text:p text:style-name="Standard">class App extends Component{</text:p>
      <text:p text:style-name="Standard"><text:s text:c="4"/>constructor(){</text:p>
      <text:p text:style-name="Standard"><text:s text:c="8"/>this.state={</text:p>
      <text:p text:style-name="Standard"><text:s text:c="12"/>fullName:‘’,</text:p>
      <text:p text:style-name="Standard"><text:s text:c="12"/>age:44,</text:p>
      <text:p text:style-name="Standard"><text:s text:c="12"/>flag:true,</text:p>
      <text:p text:style-name="Standard"><text:s text:c="12"/>list:[1,2,3,4]</text:p>
      <text:p text:style-name="Standard"><text:s text:c="8"/>}</text:p>
      <text:p text:style-name="Standard"><text:s text:c="4"/>}</text:p>
      <text:p text:style-name="Standard"><text:tab/>render(){</text:p>
      <text:p text:style-name="Standard"><text:tab/> <text:s text:c="3"/>return (&lt;div&gt;Hello world&lt;/div&gt;)</text:p>
      <text:p text:style-name="Standard"><text:tab/>}</text:p>
      <text:p text:style-name="Standard">}</text:p>
      <text:p text:style-name="Standard">====================================================</text:p>
      <text:p text:style-name="Standard">Props in Class Components :</text:p>
      <text:p text:style-name="Standard"><text:soft-page-break/>//Passing argument from parent component to child component </text:p>
      <text:p text:style-name="Standard">//To access props in class component we need to use this keyword and variable name is props.</text:p>
      <text:p text:style-name="Standard">//Whenver you need props inside the class component please use constructor method and pass props to super </text:p>
      <text:p text:style-name="Standard">class constructor.</text:p>
      <text:p text:style-name="Standard">Example:</text:p>
      <text:p text:style-name="Standard">import Child from './Child';</text:p>
      <text:p text:style-name="Standard">class App extends Component{</text:p>
      <text:p text:style-name="Standard"/>
      <text:p text:style-name="Standard"><text:s text:c="2"/>constructor(props){</text:p>
      <text:p text:style-name="Standard"><text:s text:c="5"/>super(props);</text:p>
      <text:p text:style-name="Standard"><text:s text:c="2"/>}</text:p>
      <text:p text:style-name="Standard"/>
      <text:p text:style-name="Standard"><text:s text:c="2"/>render(){</text:p>
      <text:p text:style-name="Standard"><text:tab/>return (&lt;Child fullName={"salman"} age={"11"}/&gt;)</text:p>
      <text:p text:style-name="Standard"><text:s text:c="2"/>}</text:p>
      <text:p text:style-name="Standard">}</text:p>
      <text:p text:style-name="Standard"/>
      <text:p text:style-name="Standard">class Child extends Component{</text:p>
      <text:p text:style-name="Standard"/>
      <text:p text:style-name="Standard"/>
      <text:p text:style-name="Standard"><text:s text:c="2"/>constructor(props){</text:p>
      <text:p text:style-name="Standard"><text:s text:c="5"/>super(props);</text:p>
      <text:p text:style-name="Standard"><text:s text:c="2"/>}</text:p>
      <text:p text:style-name="Standard"/>
      <text:p text:style-name="Standard"><text:s text:c="2"/>render(){</text:p>
      <text:p text:style-name="Standard"><text:tab/>return(&lt;div&gt;{this.props.fullName}-{this.props.age}&lt;/div&gt;)</text:p>
      <text:p text:style-name="Standard"><text:s text:c="2"/>}</text:p>
      <text:p text:style-name="Standard">}</text:p>
      <text:p text:style-name="Standard">========================================================</text:p>
      <text:p text:style-name="Standard">Iterating Data in functional component:(Map Function)</text:p>
      <text:p text:style-name="Standard">1.If you have any array we can iteration array inside the jsx.</text:p>
      <text:p text:style-name="Standard">2.To iterate inside the jsx we need to use map function.</text:p>
      <text:p text:style-name="Standard">3.map function is only one method to iterate the data inside the jsx. others method are not allowed inside the jsx.</text:p>
      <text:p text:style-name="Standard">4.map function will consists of two arguments first is iteration data and second is index.</text:p>
      <text:p text:style-name="Standard">4.Whenever we use map function please add key property inside the map with outer div tag.</text:p>
      <text:p text:style-name="Standard">5.You can write the events(onClick,onChange) and you can pass index value to differentiate the click of the data from the list.</text:p>
      <text:p text:style-name="Standard">Example:</text:p>
      <text:p text:style-name="Standard"><text:s/>{state.getList.map((obj,index)=&gt;{</text:p>
      <text:p text:style-name="Standard"><text:s text:c="13"/>return(&lt;tr key={index}&gt;</text:p>
      <text:p text:style-name="Standard"><text:s text:c="14"/>&lt;td&gt;{index+1}&lt;/td&gt;</text:p>
      <text:p text:style-name="Standard"><text:s text:c="13"/>&lt;td&gt;{obj.title}&lt;/td&gt;</text:p>
      <text:p text:style-name="Standard"><text:s text:c="13"/>&lt;td&gt;&lt;button onClick={()=&gt;onEditInitialHandler(index)} class="btn btn-primary"&gt;Edit&lt;/button&gt;&lt;/td&gt;</text:p>
      <text:p text:style-name="Standard"><text:s text:c="13"/>&lt;/tr&gt;)</text:p>
      <text:p text:style-name="Standard"><text:s text:c="10"/>})}</text:p>
      <text:p text:style-name="Standard">============================================================================</text:p>
      <text:p text:style-name="Standard"><text:soft-page-break/>Array inside Object:</text:p>
      <text:p text:style-name="Standard">1.Any data the is displayed on UI will have similar set of data with differet properties.</text:p>
      <text:p text:style-name="Standard">2.Most of the time will display the similar set of data to users. Example flipkart,amazon,youtube,facebook,netflix.</text:p>
      <text:p text:style-name="Standard">3.But array will iterate the data using map function.Inside the array will have object for each index to display different set of data for each iteration.</text:p>
      <text:p text:style-name="Standard">Example:</text:p>
      <text:p text:style-name="Standard">"product": [</text:p>
      <text:p text:style-name="Standard"><text:s text:c="4"/>{</text:p>
      <text:p text:style-name="Standard"><text:s text:c="6"/>"title": "language",</text:p>
      <text:p text:style-name="Standard"><text:s text:c="6"/>"amount": 5000,</text:p>
      <text:p text:style-name="Standard"><text:s text:c="6"/>"duration": "7",</text:p>
      <text:p text:style-name="Standard"><text:s text:c="6"/>"id": 2</text:p>
      <text:p text:style-name="Standard"><text:s text:c="4"/>},</text:p>
      <text:p text:style-name="Standard"><text:s text:c="4"/>{</text:p>
      <text:p text:style-name="Standard"><text:s text:c="6"/>"title": "css",</text:p>
      <text:p text:style-name="Standard"><text:s text:c="6"/>"amount": 3000,</text:p>
      <text:p text:style-name="Standard"><text:s text:c="6"/>"duration": 2,</text:p>
      <text:p text:style-name="Standard"><text:s text:c="6"/>"id": 4</text:p>
      <text:p text:style-name="Standard"><text:s text:c="4"/>},</text:p>
      <text:p text:style-name="Standard"><text:s text:c="4"/>{</text:p>
      <text:p text:style-name="Standard"><text:s text:c="6"/>"title": "3",</text:p>
      <text:p text:style-name="Standard"><text:s text:c="6"/>"amount": "3",</text:p>
      <text:p text:style-name="Standard"><text:s text:c="6"/>"duration": "3",</text:p>
      <text:p text:style-name="Standard"><text:s text:c="6"/>"id": 5</text:p>
      <text:p text:style-name="Standard"><text:s text:c="4"/>}]</text:p>
      <text:p text:style-name="Standard"><text:s/>============================================</text:p>
      <text:p text:style-name="Standard">Life Cycle of hooks in Functional compon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4:49:00.403271687</meta:creation-date>
    <dc:date>2022-10-26T14:51:25.527204056</dc:date>
    <meta:editing-duration>PT2M26S</meta:editing-duration>
    <meta:editing-cycles>1</meta:editing-cycles>
    <meta:document-statistic meta:table-count="0" meta:image-count="0" meta:object-count="0" meta:page-count="7" meta:paragraph-count="248" meta:word-count="1068" meta:character-count="8709" meta:non-whitespace-character-count="7305"/>
    <meta:generator>LibreOffice/6.4.7.2$Linux_X86_64 LibreOffice_project/40$Build-2</meta:generator>
  </office:meta>
</office:document-meta>
</file>